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dcff7" officeooo:paragraph-rsid="0010574a"/>
    </style:style>
    <style:style style:name="P2" style:family="paragraph" style:parent-style-name="Standard">
      <style:text-properties officeooo:rsid="000dcff7" officeooo:paragraph-rsid="0011dbb3"/>
    </style:style>
    <style:style style:name="P3" style:family="paragraph" style:parent-style-name="Standard">
      <style:text-properties officeooo:rsid="0010574a" officeooo:paragraph-rsid="0010574a"/>
    </style:style>
    <style:style style:name="P4" style:family="paragraph" style:parent-style-name="Standard">
      <style:text-properties officeooo:rsid="0011dbb3" officeooo:paragraph-rsid="0011dbb3"/>
    </style:style>
    <style:style style:name="T1" style:family="text">
      <style:text-properties officeooo:rsid="000f830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DOMANDE Ad AI</text:p>
      <text:p text:style-name="P2"/>
      <text:p text:style-name="P4">Sistema decisionale azioni</text:p>
      <text:p text:style-name="P4"/>
      <text:p text:style-name="P2">Devo realizzare un sistema python che scelga la priorità delle azioni da effettuare <text:span text:style-name="T1">specificat</text:span>e da un insieme <text:span text:style-name="T1">di blocchi. I blocchi sono suddivisi in due categorie: amici o nemici. Le tipologie dei blocchi possono essere: blocchi di produzione, blocchi di stoccaggio, blocchi urbani, blocchi infrastrutture trasporto e blocchi militari. Le due categorie di blocchi amici e nemici si contrappongono utilizzando la potenza di combattimento dei blocchi militari. I blocchi di produzione, stoccaggio, infrastrutture trasporto ed urbani sono connessi ai blocchi militari mediante collegamenti formati dai blocchi infrastrutture di trasporto e mezzi di trasporto (aerei, navali e terrestri) per garantire energia, risorse ed uomini necessaria al sostentamento della potenza di combattimento.</text:span></text:p>
      <text:p text:style-name="P2"/>
      <text:p text:style-name="P1"><text:span text:style-name="T1">ogni blocco amico invia uno o più report relativi ad eventuali blocchi nemici collocati in una posizione raggiungibile da armi (artiglieria, ecc) e mezzi militari (mezzi terrestri, aerei ecc). </text:span></text:p>
      <text:p text:style-name="P1"/>
      <text:p text:style-name="P1"><text:span text:style-name="T1">Il singolo report contiene le informazioni relative alla superiorità o inferiorità della potenza di combattimento rispetto il blocco nemico. In caso di superiorità l'azione proposta, riportata nel report, è l'attacco, mentre in caso di inferiorità l'azione proposta è la difesa.</text:span></text:p>
      <text:p text:style-name="P3"/>
      <text:p text:style-name="P3">La lista dei report prodotti da un blocco amico è ordinata per livello di criticità dove il livello di criticità più alto per le azioni di attacco è proporzionale alla superiorità della potenza di combattimento del blocco amico rispetto al blocco nemico, mentre il livello di criticità più alto per le azioni di difesa è porporzionale alla inferiorità della potenza di combattimento del blocco amico rispetto al blocco nemico.</text:p>
      <text:p text:style-name="P3"/>
      <text:p text:style-name="P3">Tutti i blocchi amici e nemici, sono connessi ad un grafo di collegamento che rappresenta i possibili percorsi di collegamento utilizzabili dai mezzi disponibili nei singoli blocchi (aerei, mezzi terrestri, navi ecc.). Questi percorsi possono essere su strada, fuori strada, marini o aerei. I percorsi ottimali sono gestiti tramite un modulo python già implementato basato sull'agoritmo Dijktra. Il peso utilizzato nei percorsi ottimali considera sia il tempo di percorrenza che la pericolosità dei percorsi.</text:p>
      <text:p text:style-name="P4"/>
      <text:p text:style-name="P4"/>
      <text:p text:style-name="P4">Rete logistica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5-03-11T16:47:04.678000000</meta:creation-date>
    <dc:date>2025-03-11T19:00:12.493000000</dc:date>
    <meta:editing-duration>PT1H4M33S</meta:editing-duration>
    <meta:editing-cycles>1</meta:editing-cycles>
    <meta:document-statistic meta:table-count="0" meta:image-count="0" meta:object-count="0" meta:page-count="1" meta:paragraph-count="8" meta:word-count="330" meta:character-count="2243" meta:non-whitespace-character-count="1920"/>
    <meta:generator>LibreOffice/4.3.5.2$Windows_x86 LibreOffice_project/3a87456aaa6a95c63eea1c1b3201acedf0751bd5</meta:generator>
  </office:meta>
</office:document-meta>
</file>